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5.438cm" style:rel-column-width="59512*"/>
    </style:style>
    <style:style style:name="Table1.B" style:family="table-column">
      <style:table-column-properties style:column-width="1.563cm" style:rel-column-width="6023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text-properties fo:font-size="18pt" officeooo:rsid="000301c2" officeooo:paragraph-rsid="000301c2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0301c2" officeooo:paragraph-rsid="000301c2" style:font-size-asian="18pt" style:font-size-complex="18pt"/>
    </style:style>
    <style:style style:name="P3" style:family="paragraph" style:parent-style-name="Standard">
      <style:text-properties fo:font-size="18pt" officeooo:rsid="00062f01" officeooo:paragraph-rsid="00062f01" style:font-size-asian="18pt" style:font-size-complex="18pt"/>
    </style:style>
    <style:style style:name="P4" style:family="paragraph" style:parent-style-name="Standard">
      <style:text-properties fo:font-size="18pt" officeooo:rsid="0023a128" officeooo:paragraph-rsid="0023a128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301c2" officeooo:paragraph-rsid="000301c2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d7084" officeooo:paragraph-rsid="000d7084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officeooo:rsid="000daf2d" officeooo:paragraph-rsid="000daf2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daf2d" officeooo:paragraph-rsid="000301c2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8pt" officeooo:rsid="000daf2d" officeooo:paragraph-rsid="000daf2d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font-size="18pt" fo:font-weight="normal" officeooo:rsid="000301c2" officeooo:paragraph-rsid="000daf2d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font-size="18pt" fo:font-weight="normal" officeooo:rsid="000301c2" officeooo:paragraph-rsid="000daf2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font-size="18pt" fo:font-weight="normal" officeooo:rsid="000301c2" officeooo:paragraph-rsid="000daf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font-size="18pt" fo:font-weight="normal" officeooo:rsid="000d7084" officeooo:paragraph-rsid="000daf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font-size="18pt" officeooo:rsid="000daf2d" officeooo:paragraph-rsid="000daf2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font-size="18pt" officeooo:rsid="000daf2d" officeooo:paragraph-rsid="000daf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 style:list-style-name="L1">
      <style:text-properties fo:font-size="18pt" officeooo:rsid="000301c2" officeooo:paragraph-rsid="000301c2" style:font-size-asian="18pt" style:font-size-complex="18pt"/>
    </style:style>
    <style:style style:name="P17" style:family="paragraph" style:parent-style-name="Standard" style:list-style-name="L2">
      <style:text-properties fo:font-size="18pt" officeooo:rsid="000301c2" officeooo:paragraph-rsid="000301c2" style:font-size-asian="18pt" style:font-size-complex="18pt"/>
    </style:style>
    <style:style style:name="P18" style:family="paragraph" style:parent-style-name="Standard" style:list-style-name="L4">
      <style:text-properties fo:font-size="18pt" officeooo:rsid="000301c2" officeooo:paragraph-rsid="000301c2" style:font-size-asian="18pt" style:font-size-complex="18pt"/>
    </style:style>
    <style:style style:name="P19" style:family="paragraph" style:parent-style-name="Standard" style:list-style-name="L5">
      <style:text-properties fo:font-size="18pt" officeooo:rsid="000301c2" officeooo:paragraph-rsid="000301c2" style:font-size-asian="18pt" style:font-size-complex="18pt"/>
    </style:style>
    <style:style style:name="P20" style:family="paragraph" style:parent-style-name="Standard" style:list-style-name="L6">
      <style:text-properties fo:font-size="18pt" officeooo:rsid="000301c2" officeooo:paragraph-rsid="0023a128" style:font-size-asian="18pt" style:font-size-complex="18pt"/>
    </style:style>
    <style:style style:name="P21" style:family="paragraph" style:parent-style-name="Standard" style:list-style-name="L6">
      <style:text-properties fo:font-size="18pt" officeooo:rsid="000301c2" officeooo:paragraph-rsid="000301c2" style:font-size-asian="18pt" style:font-size-complex="18pt"/>
    </style:style>
    <style:style style:name="P22" style:family="paragraph" style:parent-style-name="Standard" style:list-style-name="L7">
      <style:text-properties fo:font-size="18pt" officeooo:rsid="000301c2" officeooo:paragraph-rsid="000301c2" style:font-size-asian="18pt" style:font-size-complex="18pt"/>
    </style:style>
    <style:style style:name="P23" style:family="paragraph" style:parent-style-name="Standard" style:list-style-name="L4">
      <style:text-properties fo:font-size="18pt" officeooo:rsid="00062f01" officeooo:paragraph-rsid="00062f01" style:font-size-asian="18pt" style:font-size-complex="18pt"/>
    </style:style>
    <style:style style:name="P24" style:family="paragraph" style:parent-style-name="Standard" style:list-style-name="L4">
      <style:text-properties fo:font-size="18pt" officeooo:rsid="00062f01" officeooo:paragraph-rsid="000a9b0e" style:font-size-asian="18pt" style:font-size-complex="18pt"/>
    </style:style>
    <style:style style:name="P25" style:family="paragraph" style:parent-style-name="Standard" style:list-style-name="L7">
      <style:text-properties fo:font-size="18pt" officeooo:rsid="00062f01" officeooo:paragraph-rsid="00062f01" style:font-size-asian="18pt" style:font-size-complex="18pt"/>
    </style:style>
    <style:style style:name="P26" style:family="paragraph" style:parent-style-name="Standard" style:list-style-name="L4">
      <style:text-properties fo:font-size="18pt" officeooo:rsid="001ba7ba" officeooo:paragraph-rsid="001ba7ba" style:font-size-asian="18pt" style:font-size-complex="18pt"/>
    </style:style>
    <style:style style:name="P27" style:family="paragraph" style:parent-style-name="Standard" style:list-style-name="L6">
      <style:text-properties fo:font-size="18pt" officeooo:rsid="0023a128" officeooo:paragraph-rsid="0023a128" style:font-size-asian="18pt" style:font-size-complex="18pt"/>
    </style:style>
    <style:style style:name="P28" style:family="paragraph" style:parent-style-name="Standard" style:list-style-name="L3">
      <style:text-properties fo:font-size="18pt" officeooo:rsid="000301c2" officeooo:paragraph-rsid="000301c2" fo:background-color="#81d41a" style:font-size-asian="18pt" style:font-size-complex="18pt"/>
    </style:style>
    <style:style style:name="P29" style:family="paragraph" style:parent-style-name="Standard" style:list-style-name="L4">
      <style:text-properties fo:font-size="18pt" officeooo:rsid="000301c2" officeooo:paragraph-rsid="000301c2" fo:background-color="#81d41a" style:font-size-asian="18pt" style:font-size-complex="18pt"/>
    </style:style>
    <style:style style:name="P30" style:family="paragraph" style:parent-style-name="Standard" style:list-style-name="L6">
      <style:text-properties fo:font-size="18pt" officeooo:rsid="000301c2" officeooo:paragraph-rsid="0023a128" fo:background-color="#81d41a" style:font-size-asian="18pt" style:font-size-complex="18pt"/>
    </style:style>
    <style:style style:name="P31" style:family="paragraph" style:parent-style-name="Standard" style:list-style-name="L5">
      <style:text-properties fo:font-size="18pt" officeooo:rsid="000301c2" officeooo:paragraph-rsid="000301c2" fo:background-color="#81d41a" style:font-size-asian="18pt" style:font-size-complex="18pt"/>
    </style:style>
    <style:style style:name="P32" style:family="paragraph" style:parent-style-name="Standard" style:list-style-name="L4">
      <style:text-properties fo:font-size="18pt" officeooo:rsid="001ba7ba" officeooo:paragraph-rsid="001ba7ba" fo:background-color="#81d41a" style:font-size-asian="18pt" style:font-size-complex="18pt"/>
    </style:style>
    <style:style style:name="P33" style:family="paragraph" style:parent-style-name="Standard" style:list-style-name="L6">
      <style:text-properties fo:font-size="18pt" officeooo:rsid="0023a128" officeooo:paragraph-rsid="0023a128" fo:background-color="#81d41a" style:font-size-asian="18pt" style:font-size-complex="18pt"/>
    </style:style>
    <style:style style:name="P34" style:family="paragraph" style:parent-style-name="Standard">
      <style:paragraph-properties fo:text-align="start" style:justify-single-word="false"/>
      <style:text-properties fo:font-size="18pt" fo:font-weight="normal" officeooo:rsid="000301c2" officeooo:paragraph-rsid="000daf2d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 style:list-style-name="L3">
      <style:text-properties style:text-line-through-style="none" style:text-line-through-type="none" fo:font-size="18pt" fo:font-weight="normal" officeooo:rsid="000301c2" officeooo:paragraph-rsid="000301c2" fo:background-color="#81d41a" style:font-size-asian="18pt" style:font-weight-asian="normal" style:font-size-complex="18pt" style:font-weight-complex="normal"/>
    </style:style>
    <style:style style:name="P36" style:family="paragraph" style:parent-style-name="Standard" style:list-style-name="L4">
      <style:text-properties style:text-line-through-style="none" style:text-line-through-type="none" fo:font-size="18pt" style:text-underline-style="none" officeooo:rsid="000301c2" officeooo:paragraph-rsid="000301c2" fo:background-color="#81d41a" style:font-size-asian="18pt" style:font-size-complex="18pt"/>
    </style:style>
    <style:style style:name="P37" style:family="paragraph" style:parent-style-name="Standard" style:list-style-name="L4">
      <style:text-properties style:text-line-through-style="none" style:text-line-through-type="none" fo:font-size="18pt" style:text-underline-style="none" officeooo:rsid="000a9b0e" officeooo:paragraph-rsid="000a9b0e" fo:background-color="#81d41a" style:font-size-asian="18pt" style:font-size-complex="18pt"/>
    </style:style>
    <style:style style:name="P38" style:family="paragraph" style:parent-style-name="Standard" style:list-style-name="L4">
      <style:text-properties style:text-line-through-style="none" style:text-line-through-type="none" fo:font-size="18pt" officeooo:rsid="000301c2" officeooo:paragraph-rsid="000301c2" fo:background-color="#81d41a" style:font-size-asian="18pt" style:font-size-complex="18pt"/>
    </style:style>
    <style:style style:name="P39" style:family="paragraph" style:parent-style-name="Standard" style:list-style-name="L4">
      <style:text-properties style:text-line-through-style="none" style:text-line-through-type="none" fo:font-size="18pt" officeooo:rsid="000301c2" officeooo:paragraph-rsid="000744e7" style:font-size-asian="18pt" style:font-size-complex="18pt"/>
    </style:style>
    <style:style style:name="P40" style:family="paragraph" style:parent-style-name="Standard" style:list-style-name="L4">
      <style:text-properties style:text-line-through-style="none" style:text-line-through-type="none" fo:font-size="18pt" officeooo:rsid="000301c2" officeooo:paragraph-rsid="000301c2" style:font-size-asian="18pt" style:font-size-complex="18pt"/>
    </style:style>
    <style:style style:name="T1" style:family="text">
      <style:text-properties officeooo:rsid="00071c23"/>
    </style:style>
    <style:style style:name="T2" style:family="text">
      <style:text-properties officeooo:rsid="000744e7"/>
    </style:style>
    <style:style style:name="T3" style:family="text">
      <style:text-properties officeooo:rsid="000a9b0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d7084" style:font-weight-asian="bold" style:font-weight-complex="bold"/>
    </style:style>
    <style:style style:name="T6" style:family="text">
      <style:text-properties officeooo:rsid="000d7084"/>
    </style:style>
    <style:style style:name="T7" style:family="text">
      <style:text-properties fo:color="#000000" loext:opacity="100%" style:text-line-through-style="none" style:text-line-through-type="none" fo:font-weight="normal" fo:background-color="#81d41a" loext:char-shading-value="0" style:font-weight-asian="normal" style:font-weight-complex="normal"/>
    </style:style>
    <style:style style:name="T8" style:family="text">
      <style:text-properties fo:color="#000000" loext:opacity="100%" fo:font-style="normal" style:text-underline-style="none" fo:font-weight="normal" officeooo:rsid="001a986d" style:font-style-asian="normal" style:font-weight-asian="normal" style:font-style-complex="normal" style:font-weight-complex="normal"/>
    </style:style>
    <style:style style:name="T9" style:family="text">
      <style:text-properties fo:background-color="#81d41a" loext:char-shading-value="0"/>
    </style:style>
    <style:style style:name="T10" style:family="text">
      <style:text-properties style:text-line-through-style="none" style:text-line-through-type="none"/>
    </style:style>
    <style:style style:name="T11" style:family="text">
      <style:text-properties officeooo:rsid="0023a12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strututa <text:span text:style-name="T6">Tese</text:span>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Capítulo 1: <text:span text:style-name="T6">Introdução</text:span></text:p>
          </table:table-cell>
          <table:table-cell table:style-name="Table1.B1" table:number-rows-spanned="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2">Capítulo 2: <text:span text:style-name="T6">Fraude e Corrupção na Contratação Pública</text:span></text:p>
          </table:table-cell>
          <table:covered-table-cell table:style-name="Table1.B1"/>
        </table:table-row>
        <table:table-row>
          <table:table-cell table:style-name="Table1.A2" office:value-type="string">
            <text:p text:style-name="P10">Capítulo 3: <text:span text:style-name="T6">Contratação Pública em Portugal</text:span></text:p>
          </table:table-cell>
          <table:table-cell table:style-name="Table1.B3" office:value-type="string">
            <text:p text:style-name="P9">-</text:p>
          </table:table-cell>
        </table:table-row>
        <table:table-row>
          <table:table-cell table:style-name="Table1.A2" office:value-type="string">
            <text:p text:style-name="P12">Capítulo 4: <text:span text:style-name="T6">Análise da Base de Dados</text:span></text:p>
          </table:table-cell>
          <table:table-cell table:style-name="Table1.B3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2">Capítulo 5: <text:span text:style-name="T6">Noções Matemáticas</text:span></text:p>
          </table:table-cell>
          <table:table-cell table:style-name="Table1.B3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2">Capítulo 6: <text:span text:style-name="T6">Contrução e Aplicação de Indicadores</text:span></text:p>
          </table:table-cell>
          <table:table-cell table:style-name="Table1.B3" table:number-rows-spanned="3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34">Capítulo 7: <text:span text:style-name="T6">Processo de Automação</text:span></text:p>
          </table:table-cell>
          <table:covered-table-cell table:style-name="Table1.B3"/>
        </table:table-row>
        <table:table-row>
          <table:table-cell table:style-name="Table1.A2" office:value-type="string">
            <text:p text:style-name="P13">Capítulo 8: Conclusão e Futuro Trabalho</text:p>
          </table:table-cell>
          <table:covered-table-cell table:style-name="Table1.B3"/>
        </table:table-row>
      </table:table>
      <text:p text:style-name="P7"/>
      <text:p text:style-name="P5"/>
      <text:p text:style-name="P5">Capítulo 1: <text:span text:style-name="T6">Introdução</text:span></text:p>
      <text:p text:style-name="P1"/>
      <text:list text:style-name="L1">
        <text:list-item>
          <text:p text:style-name="P16">1. <text:span text:style-name="T7">Texto sobre a Forcera : tipo de empresa, origem, ano de fundação, setor de atuação, etc</text:span></text:p>
        </text:list-item>
        <text:list-item>
          <text:p text:style-name="P16">2. Fazer uma breve contextualização do problema da fraude e corrupção na contratação pública a nível mundial; a origem de plataformas com a OCP; o objetivo do estágio que consiste na aplicação dos indicadores desenvolvidos por organizações como a OCP num conjunto de dados proveninentes do Portal Base gov</text:p>
        </text:list-item>
        <text:list-item>
          <text:p text:style-name="P16">3. Organização da tese, o que se vai falar em cada capítulo</text:p>
        </text:list-item>
      </text:list>
      <text:p text:style-name="P1"/>
      <text:p text:style-name="P1"/>
      <text:p text:style-name="P1"/>
      <text:p text:style-name="P5">Capítulo 2: <text:span text:style-name="T6">Fraude e Corrupção na Contratação Pública</text:span></text:p>
      <text:p text:style-name="P1"/>
      <text:list text:style-name="L2">
        <text:list-item>
          <text:p text:style-name="P17">Aprofundar sobre a OCP. </text:p>
        </text:list-item>
        <text:list-item>
          <text:p text:style-name="P17">O que é a OCP</text:p>
        </text:list-item>
        <text:list-item>
          <text:p text:style-name="P17">quando foi fundada</text:p>
        </text:list-item>
        <text:list-item>
          <text:p text:style-name="P17">quais são os principais campos de atuação</text:p>
        </text:list-item>
        <text:list-item>
          <text:p text:style-name="P17"><text:soft-page-break/>que informação disponibiliza</text:p>
        </text:list-item>
        <text:list-item>
          <text:p text:style-name="P17">falar dos indicadores disponibilizados</text:p>
        </text:list-item>
        <text:list-item>
          <text:p text:style-name="P17">inserir os tópicos principais do documento lido Red Flags for integrity …</text:p>
        </text:list-item>
      </text:list>
      <text:p text:style-name="P1"/>
      <text:p text:style-name="P1"/>
      <text:p text:style-name="P1"/>
      <text:p text:style-name="P5">Capítulo 3: <text:span text:style-name="T6">Contratação Pública em Portugal</text:span></text:p>
      <text:p text:style-name="P1"/>
      <text:list text:style-name="L3">
        <text:list-item>
          <text:p text:style-name="P35">Falar sobre a contratação pública em portugal. </text:p>
        </text:list-item>
        <text:list-item>
          <text:p text:style-name="P35">Fazer a distinção entre contratação aberta e fechada. </text:p>
        </text:list-item>
        <text:list-item>
          <text:p text:style-name="P35">Os tipos de procedimento</text:p>
        </text:list-item>
        <text:list-item>
          <text:p text:style-name="P35">os tipos de contrato</text:p>
        </text:list-item>
        <text:list-item>
          <text:p text:style-name="P35">os montantes máximos permitidos por lei</text:p>
        </text:list-item>
        <text:list-item>
          <text:p text:style-name="P28">os prazos mínimos de candidaturas</text:p>
        </text:list-item>
        <text:list-item>
          <text:p text:style-name="P28">a adjudicação por lotes</text:p>
        </text:list-item>
        <text:list-item>
          <text:p text:style-name="P28">falar do processo e de todas as etapas envolvidas ao longo de um contrato ( caderno de encargos e essas coisas )</text:p>
        </text:list-item>
      </text:list>
      <text:p text:style-name="P1"/>
      <text:p text:style-name="P1"/>
      <text:p text:style-name="P1"/>
      <text:p text:style-name="P5">Capítulo 4: <text:span text:style-name="T6">Análise da Base de Dados</text:span></text:p>
      <text:p text:style-name="P1"/>
      <text:list text:style-name="L4">
        <text:list-item>
          <text:p text:style-name="P18">Falar sobre a plataforma Portal Base. </text:p>
          <text:list>
            <text:list-item>
              <text:p text:style-name="P29">Origem da plataforma</text:p>
            </text:list-item>
            <text:list-item>
              <text:p text:style-name="P29">qual é o objetivo</text:p>
            </text:list-item>
            <text:list-item>
              <text:p text:style-name="P29">quem gere a plataforma</text:p>
            </text:list-item>
            <text:list-item>
              <text:p text:style-name="P29">como é que esta é controlada/supervisionada</text:p>
            </text:list-item>
            <text:list-item>
              <text:p text:style-name="P18">como é que funciona</text:p>
            </text:list-item>
            <text:list-item>
              <text:p text:style-name="P29">informação disponibilizada</text:p>
            </text:list-item>
            <text:list-item>
              <text:p text:style-name="P29">Inserir alguns screenshots para ter uma ideia</text:p>
            </text:list-item>
          </text:list>
        </text:list-item>
        <text:list-item>
          <text:p text:style-name="P18">Descrever a base de dados. </text:p>
          <text:list>
            <text:list-item>
              <text:p text:style-name="P29">Existe uma tabela com contratos celebrados desde o dia X e é atualizada todos os dias. </text:p>
            </text:list-item>
            <text:list-item>
              <text:p text:style-name="P29"><text:soft-page-break/>Falar dos dados recolhidos – as diferentes colunas -, do seu tipo, referenciar os que são mais importantes. <text:span text:style-name="T8">Referir tipo – inteiro, bool etc – de cada coluna</text:span></text:p>
            </text:list-item>
            <text:list-item>
              <text:p text:style-name="P18"><text:span text:style-name="T9">Explicar como é feita a categorização do CPV.</text:span> </text:p>
              <text:p text:style-name="P18"/>
            </text:list-item>
          </text:list>
        </text:list-item>
        <text:list-item>
          <text:p text:style-name="P18">Análise exploratória dos dados <text:span text:style-name="T1">( primeiro para concursos públicos | depois geral )</text:span> : </text:p>
          <text:list>
            <text:list-item>
              <text:p text:style-name="P36">número total de contratos</text:p>
            </text:list-item>
            <text:list-item>
              <text:p text:style-name="P36">número total de contratos por ano </text:p>
            </text:list-item>
            <text:list-item>
              <text:p text:style-name="P37">número total de contratos por distrito</text:p>
            </text:list-item>
            <text:list-item>
              <text:p text:style-name="P29">numero total de contratos de acordo com o tipo de procedimento</text:p>
            </text:list-item>
            <text:list-item>
              <text:p text:style-name="P18">numero total de contratos de acordo com o tipo de procedimento e por ano</text:p>
            </text:list-item>
            <text:list-item>
              <text:p text:style-name="P38">numero total de contratos pelos primeiros 2 digitos do CPV</text:p>
            </text:list-item>
            <text:list-item>
              <text:p text:style-name="P39">numero total de contratos pelos primeiros 2 digitos do CPV <text:span text:style-name="T2">e por ano</text:span></text:p>
            </text:list-item>
            <text:list-item>
              <text:p text:style-name="P38">preço contratual total celebrado por ano</text:p>
            </text:list-item>
            <text:list-item>
              <text:p text:style-name="P40">preço contratual total celebrado por ano e por CPV-XX</text:p>
            </text:list-item>
            <text:list-item>
              <text:p text:style-name="P23"><text:span text:style-name="T10">Referir valores omissos para concursos publicos em cada</text:span> uma das colunas consideradas ( erros de preenchimento )</text:p>
            </text:list-item>
            <text:list-item>
              <text:p text:style-name="P23">ver irregularidades/flags por ano e por cpv ( considerar pandemia, ano pré eleições, etc)</text:p>
            </text:list-item>
            <text:list-item>
              <text:p text:style-name="P24">ver nr de flags alertadas por an<text:span text:style-name="T3">o</text:span>, para os diferentes cpvs, por distrito</text:p>
            </text:list-item>
            <text:list-item>
              <text:p text:style-name="P23">diferença entre valor contratal e base : ver quais sao os cpvs com difs mais próximas e distantes</text:p>
            </text:list-item>
            <text:list-item>
              <text:p text:style-name="P26">EDA:</text:p>
              <text:list>
                <text:list-item>
                  <text:p text:style-name="P32">Descrição estatística – boxplots – dos preços contratuais por ano</text:p>
                </text:list-item>
                <text:list-item>
                  <text:p text:style-name="P32">Relacionar nr de contratos com o cpv e tipo de contrato e localização geográfica</text:p>
                </text:list-item>
                <text:list-item>
                  <text:p text:style-name="P32">Ver como é que o nr de contratos de um determinado CPV aumentou ao longo do tempo p. ex</text:p>
                </text:list-item>
                <text:list-item>
                  <text:p text:style-name="P26"><text:soft-page-break/>Falar das inconsistências: missing values das variáeis, etc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5">Capítulo 5: <text:span text:style-name="T6">Noções Matemáticas</text:span></text:p>
      <text:p text:style-name="P1"/>
      <text:list text:style-name="L5">
        <text:list-item>
          <text:p text:style-name="P31">Noções matemáticas : dizer o que é um </text:p>
        </text:list-item>
        <text:list-item>
          <text:p text:style-name="P31">boxplot</text:p>
        </text:list-item>
        <text:list-item>
          <text:p text:style-name="P19">definir quantil e as suas diferentes definições</text:p>
        </text:list-item>
        <text:list-item>
          <text:p text:style-name="P19">definir outliers moderados e severos e respetivos pressupostos e origem </text:p>
        </text:list-item>
        <text:list-item>
          <text:p text:style-name="P19">falar sobre distribuições assimetricas e respetivo boxplot e como são definidos os outliers</text:p>
        </text:list-item>
        <text:list-item>
          <text:p text:style-name="P19">o mesmo para distribuições assimetricas definidas postivamente. </text:p>
        </text:list-item>
      </text:list>
      <text:p text:style-name="P1"/>
      <text:p text:style-name="P1"/>
      <text:p text:style-name="P1"/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oft-page-break/><text:span text:style-name="T4">Capítulo 6: </text:span><text:span text:style-name="T5">Contrução e Aplicação de Indicadores</text:span><text:span text:style-name="T6"> </text:span></text:p>
      <text:p text:style-name="P1"/>
      <text:list text:style-name="L6">
        <text:list-item>
          <text:p text:style-name="P20">Primeiro </text:p>
          <text:list>
            <text:list-item>
              <text:p text:style-name="P30">descrever todo o processo de seleção das flags </text:p>
            </text:list-item>
            <text:list-item>
              <text:p text:style-name="P30">facilidade de implementação e valor da flag</text:p>
            </text:list-item>
          </text:list>
        </text:list-item>
        <text:list-item>
          <text:p text:style-name="P20">Evidenciar sempre a categoria da flag: se é binária ou contínua. </text:p>
        </text:list-item>
        <text:list-item>
          <text:p text:style-name="P27">Flags:</text:p>
          <text:list>
            <text:list-item>
              <text:p text:style-name="P33">RF1</text:p>
            </text:list-item>
            <text:list-item>
              <text:p text:style-name="P33">RF2</text:p>
            </text:list-item>
            <text:list-item>
              <text:p text:style-name="P33">RF3</text:p>
            </text:list-item>
            <text:list-item>
              <text:p text:style-name="P33">R003</text:p>
            </text:list-item>
            <text:list-item>
              <text:p text:style-name="P27">R017</text:p>
            </text:list-item>
            <text:list-item>
              <text:p text:style-name="P33">R018</text:p>
            </text:list-item>
            <text:list-item>
              <text:p text:style-name="P27">R019</text:p>
            </text:list-item>
            <text:list-item>
              <text:p text:style-name="P27">R031</text:p>
            </text:list-item>
            <text:list-item>
              <text:p text:style-name="P27">R051</text:p>
            </text:list-item>
          </text:list>
        </text:list-item>
      </text:list>
      <text:p text:style-name="P1"/>
      <text:p text:style-name="P4">Para cada flag:</text:p>
      <text:p text:style-name="P4"/>
      <text:list text:continue-numbering="true" text:style-name="L6">
        <text:list-item>
          <text:p text:style-name="P21">Traduzir o melhor possível a flag, a partir da definição e explicar detalhadamente o que cada um faz e como é que foi aplicado de acordo com os dados presentes na base de dados. </text:p>
        </text:list-item>
        <text:list-item>
          <text:p text:style-name="P20">Inserir fluxogramas simples e elucidativos e cógido no formato listing. </text:p>
        </text:list-item>
        <text:list-item>
          <text:p text:style-name="P20"><text:span text:style-name="T11">I</text:span>nserir alguns casos reais <text:span text:style-name="T11">para cada flag num subcapitulo 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Capítulo 7: <text:span text:style-name="T6">Processo de Automação</text:span></text:p>
      <text:p text:style-name="P1"/>
      <text:list text:style-name="L7">
        <text:list-item>
          <text:p text:style-name="P22">Perceber o que é um cronjob</text:p>
        </text:list-item>
        <text:list-item>
          <text:p text:style-name="P22">Aplicar as flags construídas ao conjunto de contratos históricos</text:p>
        </text:list-item>
        <text:list-item>
          <text:p text:style-name="P22">definir um cronjob que calcula as flags aos contratos que são coletados diariamente </text:p>
        </text:list-item>
        <text:list-item>
          <text:p text:style-name="P25">Implementação dos scripts na AWS</text:p>
        </text:list-item>
      </text:list>
      <text:p text:style-name="P3"/>
      <text:p text:style-name="P6">Capítulo 8: Conclusão e Futuro Trabalho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6:25:07.716362774</meta:creation-date>
    <dc:date>2024-06-13T15:07:37.250892309</dc:date>
    <meta:editing-duration>P9DT5H24M20S</meta:editing-duration>
    <meta:editing-cycles>17</meta:editing-cycles>
    <meta:generator>LibreOffice/24.2.3.2$Linux_X86_64 LibreOffice_project/420$Build-2</meta:generator>
    <meta:document-statistic meta:table-count="1" meta:image-count="0" meta:object-count="0" meta:page-count="6" meta:paragraph-count="96" meta:word-count="815" meta:character-count="4540" meta:non-whitespace-character-count="3872"/>
  </office:meta>
</office:document-meta>
</file>